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Expression.update( Context context ,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riableExpression.setVariableName( String vari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Expre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Expression.VariableExpression( String vari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Expression.Variable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riableExpression.getVariab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Expression.evaluat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